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5855" officeooo:paragraph-rsid="001a585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58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2nd</text:span> of <text:span text:style-name="T3">February</text:span> 202<text:span text:style-name="T3">2</text:span> under the <text:span text:style-name="T3">7th</text:span> PA Meeting.</text:p>
      <text:p text:style-name="P1"/>
      <text:p text:style-name="P1">The Assembly, recognising the current situation,</text:p>
      <text:p text:style-name="P1"/>
      <text:p text:style-name="P4">Constitutes the need to ban RCE and attempts to it under a new universal rule 6, and to ban attempts to commit universal rules 4, 5 and 6. This because its simply very undesirable.</text:p>
      <text:p text:style-name="P1"/>
      <text:p text:style-name="P1">And proceeds.</text:p>
      <text:p text:style-name="P1"/>
      <text:p text:style-name="P1">Signed by,</text:p>
      <text:p text:style-name="P1">_<text:span text:style-name="T3">yoran_</text:span></text:p>
      <text:p text:style-name="P4">eldegron</text:p>
      <text:p text:style-name="P1"/>
      <text:p text:style-name="P1"/>
      <text:p text:style-name="P1"/>
      <text:p text:style-name="Standard"><text:span text:style-name="T1">[</text:span><text:span text:style-name="T2">Motion 7-2: To ban RCE (as universal rule 6), and to ban attempts to commit universal rules 4, 5 and 6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22T20:55:02.300068342</dc:date>
    <meta:editing-duration>PT2M48S</meta:editing-duration>
    <meta:editing-cycles>6</meta:editing-cycles>
    <meta:generator>LibreOffice/7.2.5.2.0$Linux_X86_64 LibreOffice_project/711f8d38e9451cd2fd39b6963d2a3fc166f04cb1</meta:generator>
    <meta:document-statistic meta:table-count="0" meta:image-count="0" meta:object-count="0" meta:page-count="1" meta:paragraph-count="8" meta:word-count="82" meta:character-count="457" meta:non-whitespace-character-count="383"/>
  </office:meta>
</office:document-meta>
</file>